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03835" officeooo:paragraph-rsid="00003835"/>
    </style:style>
    <style:style style:name="P6" style:family="paragraph" style:parent-style-name="Standard">
      <style:text-properties officeooo:rsid="0000a204" officeooo:paragraph-rsid="0000a204"/>
    </style:style>
    <style:style style:name="P7" style:family="paragraph" style:parent-style-name="Standard" style:list-style-name="">
      <style:text-properties style:font-name="Calibri" fo:font-size="12pt" style:rfc-language-tag="es-ES-u-co-trad" fo:language="es" fo:country="ES" officeooo:rsid="000224c2" officeooo:paragraph-rsid="000224c2" style:font-size-asian="12pt" style:language-asian="none" style:country-asian="none" style:font-name-complex="Calibri" style:font-size-complex="12pt"/>
    </style:style>
    <style:style style:name="P8" style:family="paragraph" style:parent-style-name="Standard" style:list-style-name="">
      <style:text-properties style:font-name="Calibri" fo:font-size="12pt" style:rfc-language-tag="es-ES-u-co-trad" fo:language="es" fo:country="ES" officeooo:rsid="000224c2" officeooo:paragraph-rsid="0003b259" style:font-size-asian="12pt" style:language-asian="none" style:country-asian="none" style:font-name-complex="Calibri" style:font-size-complex="12pt"/>
    </style:style>
    <style:style style:name="P9" style:family="paragraph" style:parent-style-name="Standard" style:list-style-name="">
      <style:text-properties style:font-name="Calibri" fo:font-size="12pt" style:rfc-language-tag="es-ES-u-co-trad" fo:language="es" fo:country="ES" officeooo:rsid="0003b259" officeooo:paragraph-rsid="0003b259" style:font-size-asian="12pt" style:language-asian="none" style:country-asian="none" style:font-name-complex="Calibri" style:font-size-complex="12pt"/>
    </style:style>
    <style:style style:name="P10" style:family="paragraph" style:parent-style-name="Standard" style:list-style-name="">
      <style:text-properties fo:color="#0000ff" style:font-name="Calibri" fo:font-size="12pt" style:rfc-language-tag="es-ES-u-co-trad" fo:language="es" fo:country="ES" fo:font-style="normal" officeooo:rsid="000224c2" officeooo:paragraph-rsid="0003b259" style:font-size-asian="12pt" style:language-asian="none" style:country-asian="none" style:font-style-asian="normal" style:font-name-complex="Calibri" style:font-size-complex="12pt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4" style:family="paragraph" style:parent-style-name="Standard">
      <style:paragraph-properties fo:margin-left="0cm" fo:margin-right="0.635cm" fo:text-indent="0cm" style:auto-text-indent="false"/>
    </style:style>
    <style:style style:name="P1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6" style:family="paragraph" style:parent-style-name="Text_20_body" style:list-style-name="WW8Num17">
      <style:text-properties fo:color="#0000ff" fo:font-style="italic" style:font-style-asian="italic"/>
    </style:style>
    <style:style style:name="P17" style:family="paragraph" style:parent-style-name="Text_20_body">
      <style:text-properties officeooo:rsid="0003b259" officeooo:paragraph-rsid="0003b25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ff" fo:font-style="normal" officeooo:rsid="0003b259" officeooo:paragraph-rsid="0003b259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 style:list-style-name="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P22" style:family="paragraph" style:parent-style-name="Heading">
      <style:paragraph-properties fo:text-align="end" style:justify-single-word="false"/>
      <style:text-properties officeooo:rsid="0000a204" officeooo:paragraph-rsid="0000a204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 style:master-page-name="Convertir_20_1">
      <style:paragraph-properties style:page-number="auto"/>
    </style:style>
    <style:style style:name="P25" style:family="paragraph" style:parent-style-name="Heading" style:master-page-name="Standard">
      <style:paragraph-properties fo:text-align="end" style:justify-single-word="false" style:page-number="auto"/>
      <style:text-properties officeooo:rsid="00003835" officeooo:paragraph-rsid="00003835"/>
    </style:style>
    <style:style style:name="P26" style:family="paragraph" style:parent-style-name="Heading_20_1">
      <style:paragraph-properties fo:orphans="2" fo:widows="2"/>
    </style:style>
    <style:style style:name="P27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28" style:family="paragraph" style:parent-style-name="Header">
      <style:text-properties fo:font-size="12pt" style:font-size-asian="12pt"/>
    </style:style>
    <style:style style:name="P29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Tabletext">
      <style:paragraph-properties style:snap-to-layout-grid="false"/>
    </style:style>
    <style:style style:name="P31" style:family="paragraph" style:parent-style-name="Tabletext">
      <style:text-properties officeooo:rsid="00016ff9" officeooo:paragraph-rsid="00016ff9"/>
    </style:style>
    <style:style style:name="P32" style:family="paragraph" style:parent-style-name="InfoBlue">
      <style:paragraph-properties fo:margin-left="0cm" fo:margin-right="0cm" fo:text-indent="0cm" style:auto-text-indent="false"/>
    </style:style>
    <style:style style:name="P33" style:family="paragraph" style:parent-style-name="InfoBlue">
      <style:paragraph-properties fo:margin-left="0cm" fo:margin-right="0cm" fo:text-indent="0cm" style:auto-text-indent="false"/>
      <style:text-properties fo:color="#0000ff" fo:font-style="normal" officeooo:rsid="0003b259" officeooo:paragraph-rsid="0003b259" style:font-style-asian="normal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12pt" style:font-size-asian="12pt"/>
    </style:style>
    <style:style style:name="T3" style:family="text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T4" style:family="text">
      <style:text-properties style:font-name-asian="Arial"/>
    </style:style>
    <style:style style:name="T5" style:family="text">
      <style:text-properties fo:color="#0000ff" fo:font-style="italic" style:font-style-asian="italic"/>
    </style:style>
    <style:style style:name="T6" style:family="text">
      <style:text-properties style:font-name="Arial" fo:font-size="18pt" fo:font-weight="bold" style:font-size-asian="18pt" style:font-weight-asian="bold" style:font-name-complex="Arial"/>
    </style:style>
    <style:style style:name="T7" style:family="text">
      <style:text-properties style:font-name="Symbol1" fo:font-size="10pt"/>
    </style:style>
    <style:style style:name="T8" style:family="text">
      <style:text-properties officeooo:rsid="0000a204"/>
    </style:style>
    <style:style style:name="T9" style:family="text">
      <style:text-properties officeooo:rsid="00016ff9"/>
    </style:style>
    <style:style style:name="T10" style:family="text">
      <style:text-properties fo:color="#000000"/>
    </style:style>
    <style:style style:name="T11" style:family="text">
      <style:text-properties fo:color="#000000" officeooo:rsid="00055c37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stema de apoyo a los puntos limpios</text:p>
      <text:p text:style-name="P22">Manejo de reciclado</text:p>
      <text:p text:style-name="P19"/>
      <text:p text:style-name="P20">Version &lt;1.0&gt;</text:p>
      <text:p text:style-name="P1"/>
      <text:p text:style-name="Standard"/>
      <text:p text:style-name="P5">Como municipio quiero contar con un sistema que me permita aumentar el reciclado para disminuir el impacto ambiental <text:s/>y reducir los gastos economicos.</text:p>
      <text:p text:style-name="Text_20_body"/>
      <text:p text:style-name="Text_20_body"/>
      <text:p text:style-name="P24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9">Date</text:p>
          </table:table-cell>
          <table:table-cell table:style-name="Tabla1.A1" office:value-type="string">
            <text:p text:style-name="P29">Version</text:p>
          </table:table-cell>
          <table:table-cell table:style-name="Tabla1.A1" office:value-type="string">
            <text:p text:style-name="P29">Description</text:p>
          </table:table-cell>
          <table:table-cell table:style-name="Tabla1.D1" office:value-type="string">
            <text:p text:style-name="P29">Author</text:p>
          </table:table-cell>
        </table:table-row>
        <table:table-row table:style-name="Tabla1.1">
          <table:table-cell table:style-name="Tabla1.A1" office:value-type="string">
            <text:p text:style-name="Tabletext"><text:span text:style-name="T9">26</text:span>/<text:span text:style-name="T9">04</text:span>/<text:span text:style-name="T9">19</text:span></text:p>
          </table:table-cell>
          <table:table-cell table:style-name="Tabla1.A1" office:value-type="string">
            <text:p text:style-name="Tabletext"><text:span text:style-name="T9">1</text:span>.<text:span text:style-name="T9">0</text:span></text:p>
          </table:table-cell>
          <table:table-cell table:style-name="Tabla1.A1" office:value-type="string">
            <text:p text:style-name="P31">Analisis de interes del vecino</text:p>
          </table:table-cell>
          <table:table-cell table:style-name="Tabla1.D1" office:value-type="string">
            <text:p text:style-name="P31">Todos</text:p>
          </table:table-cell>
        </table:table-row>
        <table:table-row table:style-name="Tabla1.1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D1" office:value-type="string">
            <text:p text:style-name="P30"/>
          </table:table-cell>
        </table:table-row>
        <table:table-row table:style-name="Tabla1.1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D1" office:value-type="string">
            <text:p text:style-name="P30"/>
          </table:table-cell>
        </table:table-row>
        <table:table-row table:style-name="Tabla1.1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  <table:table-cell table:style-name="Tabla1.D1" office:value-type="string">
            <text:p text:style-name="P30"/>
          </table:table-cell>
        </table:table-row>
      </table:table>
      <text:p text:style-name="Standard"/>
      <text:p text:style-name="P23">Table of Contents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span text:style-name="T1">1.</text:span><text:span text:style-name="T3"><text:tab/></text:span><text:span text:style-name="T1">Description<text:tab/></text:span><text:a xlink:type="simple" xlink:href="#__RefHeading___Toc508007276" text:style-name="Index_20_Link_20__28_user_29_" text:visited-style-name="Index_20_Link_20__28_user_29_"><text:span text:style-name="T1">3</text:span></text:a></text:p>
          <text:p text:style-name="P27"><text:span text:style-name="T1">2.</text:span><text:span text:style-name="T3"><text:tab/></text:span><text:span text:style-name="T1">Acceptance Criteria<text:tab/></text:span><text:a xlink:type="simple" xlink:href="#__RefHeading___Toc508007277" text:style-name="Index_20_Link_20__28_user_29_" text:visited-style-name="Index_20_Link_20__28_user_29_"><text:span text:style-name="T1">3</text:span></text:a></text:p>
        </text:index-body>
      </text:table-of-content>
      <text:p text:style-name="P21"/>
      <text:p text:style-name="P9"/>
      <text:p text:style-name="P7"/>
      <text:p text:style-name="P7"><text:tab/></text:p>
      <text:p text:style-name="P23"><text:title>User Story Specification: &lt;User Story Name&gt;</text:title><text:span text:style-name="T4"><text:s/></text:span></text:p>
      <text:p text:style-name="P32"/>
      <text:h text:style-name="Heading_20_1" text:outline-level="1"><text:bookmark-start text:name="__RefHeading___Toc508007276"/>Description<text:bookmark-end text:name="__RefHeading___Toc508007276"/></text:h>
      <text:p text:style-name="InfoBlue">[A user story is an agile project management tool used to define product or system functionality and the associated benefit of the functionality. <text:s/>In an Agile environment, projects are commonly comprised of a large number of user stories representing various levels of system/product user. <text:s/>The user story describes the type of system/product user, what functionality they want, and why they want it (or why it’s beneficial). <text:s/>The format of a user story is:]</text:p>
      <text:p text:style-name="P17">Como vecino quiero contar con un sistema que me permita disponer de mis residuos reciclables de form sencilla y eficz para colaboar con la sociedad.</text:p>
      <text:p text:style-name="P17"/>
      <text:p text:style-name="Text_20_body"><text:span text:style-name="T5">[Example: As an end user, I want to access the human resource database to generate reports so that I can periodically update the company’s staffing contact list.]</text:span></text:p>
      <text:h text:style-name="P26" text:outline-level="1"><text:bookmark-start text:name="__RefHeading___Toc508007277"/>Acceptance Criteria<text:bookmark-end text:name="__RefHeading___Toc508007277"/></text:h>
      <text:p text:style-name="InfoBlue">[Acceptance criteria, while not formally a part of the user story format, is a crucial component of user stories. <text:s/>As user stories evolve toward iteration planning, the team should collaboratively discuss the acceptance criteria for satisfying each user story. <text:s/>Acceptance criteria are used by the team to understand when the intent of the user story has been met. </text:p>
      <text:p text:style-name="InfoBlue">Example:</text:p>
      <text:p text:style-name="Text_20_body"><text:span text:style-name="T5">-Ability to gain access to human resource database</text:span></text:p>
      <text:p text:style-name="Text_20_body"><text:span text:style-name="T5">-Ability to generate a report which includes</text:span></text:p>
      <text:list xml:id="list417761609" text:style-name="WW8Num17">
        <text:list-item>
          <text:list>
            <text:list-item>
              <text:p text:style-name="P16">Employee names</text:p>
            </text:list-item>
            <text:list-item>
              <text:p text:style-name="P16">Dates of birth </text:p>
            </text:list-item>
            <text:list-item>
              <text:p text:style-name="P16">Social security numbers </text:p>
            </text:list-item>
            <text:list-item>
              <text:p text:style-name="P16">Addresses</text:p>
            </text:list-item>
            <text:list-item>
              <text:p text:style-name="P16">Telephone numbers</text:p>
            </text:list-item>
          </text:list>
        </text:list-item>
      </text:list>
      <text:p text:style-name="Text_20_body"><text:span text:style-name="T5">-Ability to use report data to update staffing contact list]</text:span></text:p>
      <text:p text:style-name="P33"><text:tab/><text:span text:style-name="T10">Verificar el correcto acceso a la aplicacion/sistema.</text:span></text:p>
      <text:p text:style-name="P18"><text:span text:style-name="T10"><text:tab/></text:span><text:span text:style-name="T11">Verificar la capacidad para realizar modificaciones en la informacion del usuario</text:span></text:p>
      <text:p text:style-name="P8"/>
      <text:p text:style-name="P8"><text:s/>2 – <text:tab/>Poder acceder a la aplicación.</text:p>
      <text:p text:style-name="P8"><text:tab/>Poder cargar informacion de los residuos.</text:p>
      <text:p text:style-name="P10"><text:tab/>Poder acceder a informacion de mis residu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9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0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St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St7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text-properties officeooo:rsid="0000a204" officeooo:paragraph-rsid="0000a204"/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officeooo:rsid="0000a204"/>
    </style:style>
    <style:style style:name="MT2" style:family="text">
      <style:text-properties style:font-name="Symbol1" fo:font-size="10pt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>&lt;Company Name&gt;</text:user-defined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Standard"><text:subject>&lt;Project Name&gt;</text:subject></text:p>
            </table:table-cell>
            <table:table-cell table:style-name="Tabla3.B1" office:value-type="string">
              <text:p text:style-name="MP6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MP7">Manejo de reciclado</text:p>
            </table:table-cell>
            <table:table-cell table:style-name="Tabla3.B1" office:value-type="string">
              <text:p text:style-name="Standard"><text:s text:c="2"/>Date: <text:s/>&lt;<text:span text:style-name="MT1">26</text:span>/<text:span text:style-name="MT1">04</text:span>/<text:span text:style-name="MT1">19</text:span>&gt;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Standard">&lt;document identifier&gt;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MT2">Ó</text:span><text:user-defined style:data-style-name="N0" text:name="Company">&lt;Company Name&gt;</text:user-defined>, <text:date style:data-style-name="N107" text:date-value="2019-04-26T13:03:28.480999711">2019</text:date></text:p>
            </table:table-cell>
            <table:table-cell table:style-name="Tabla2.A1" office:value-type="string">
              <text:p text:style-name="MP10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keyword/>
    <dc:description/>
    <meta:creation-date>2019-04-26T10:13:45.599000000</meta:creation-date>
    <dc:date>2019-04-26T13:03:28.184000000</dc:date>
    <meta:editing-cycles>3</meta:editing-cycles>
    <meta:editing-duration>PT1H4M42S</meta:editing-duration>
    <meta:document-statistic meta:table-count="3" meta:image-count="0" meta:object-count="0" meta:page-count="4" meta:paragraph-count="47" meta:word-count="351" meta:character-count="2235" meta:non-whitespace-character-count="1904"/>
    <meta:generator>LibreOffice/6.0.0.3$Windows_X86_64 LibreOffice_project/64a0f66915f38c6217de274f0aa8e15618924765</meta:generator>
  </office:meta>
</office:document-meta>
</file>